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1]/12)" office:value-type="float" office:value="0" calcext:value-type="float">
            <text:p>0</text:p>
          </table:table-cell>
          <table:table-cell table:formula="of:=MOD([.A1];12)" office:value-type="float" office:value="0" calcext:value-type="float">
            <text:p>0</text:p>
          </table:table-cell>
          <table:table-cell table:formula="of:=-5/12" office:value-type="float" office:value="-0.416666666666667" calcext:value-type="float">
            <text:p>-0.416666666666667</text:p>
          </table:table-cell>
          <table:table-cell office:value-type="float" office:value="-36" calcext:value-type="float">
            <text:p>-36</text:p>
          </table:table-cell>
          <table:table-cell table:formula="of:=[.H1]*[.$G$73]"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2]/12)" office:value-type="float" office:value="0" calcext:value-type="float">
            <text:p>0</text:p>
          </table:table-cell>
          <table:table-cell table:formula="of:=MOD([.A2];12)" office:value-type="float" office:value="1" calcext:value-type="float">
            <text:p>1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[.H2]*[.$G$73]" office:value-type="float" office:value="-123.472222222222" calcext:value-type="float">
            <text:p>-123.47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3]/12)" office:value-type="float" office:value="0" calcext:value-type="float">
            <text:p>0</text:p>
          </table:table-cell>
          <table:table-cell table:formula="of:=MOD([.A3];12)" office:value-type="float" office:value="2" calcext:value-type="float">
            <text:p>2</text:p>
          </table:table-cell>
          <table:table-cell/>
          <table:table-cell office:value-type="float" office:value="-34" calcext:value-type="float">
            <text:p>-34</text:p>
          </table:table-cell>
          <table:table-cell table:formula="of:=[.H3]*[.$G$73]" office:value-type="float" office:value="-119.944444444444" calcext:value-type="float">
            <text:p>-119.944444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4]/12)" office:value-type="float" office:value="0" calcext:value-type="float">
            <text:p>0</text:p>
          </table:table-cell>
          <table:table-cell table:formula="of:=MOD([.A4];12)" office:value-type="float" office:value="3" calcext:value-type="float">
            <text:p>3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[.H4]*[.$G$73]" office:value-type="float" office:value="-116.416666666667" calcext:value-type="float">
            <text:p>-116.4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5]/12)" office:value-type="float" office:value="0" calcext:value-type="float">
            <text:p>0</text:p>
          </table:table-cell>
          <table:table-cell table:formula="of:=MOD([.A5];12)" office:value-type="float" office:value="4" calcext:value-type="float">
            <text:p>4</text:p>
          </table:table-cell>
          <table:table-cell/>
          <table:table-cell office:value-type="float" office:value="-32" calcext:value-type="float">
            <text:p>-32</text:p>
          </table:table-cell>
          <table:table-cell table:formula="of:=[.H5]*[.$G$73]" office:value-type="float" office:value="-112.888888888889" calcext:value-type="float">
            <text:p>-112.888888888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6]/12)" office:value-type="float" office:value="0" calcext:value-type="float">
            <text:p>0</text:p>
          </table:table-cell>
          <table:table-cell table:formula="of:=MOD([.A6];12)" office:value-type="float" office:value="5" calcext:value-type="float">
            <text:p>5</text:p>
          </table:table-cell>
          <table:table-cell/>
          <table:table-cell office:value-type="float" office:value="-31" calcext:value-type="float">
            <text:p>-31</text:p>
          </table:table-cell>
          <table:table-cell table:formula="of:=[.H6]*[.$G$73]" office:value-type="float" office:value="-109.361111111111" calcext:value-type="float">
            <text:p>-109.361111111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7]/12)" office:value-type="float" office:value="0" calcext:value-type="float">
            <text:p>0</text:p>
          </table:table-cell>
          <table:table-cell table:formula="of:=MOD([.A7];12)" office:value-type="float" office:value="6" calcext:value-type="float">
            <text:p>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[.H7]*[.$G$73]" office:value-type="float" office:value="-105.833333333333" calcext:value-type="float">
            <text:p>-105.8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8]/12)" office:value-type="float" office:value="0" calcext:value-type="float">
            <text:p>0</text:p>
          </table:table-cell>
          <table:table-cell table:formula="of:=MOD([.A8];12)" office:value-type="float" office:value="7" calcext:value-type="float">
            <text:p>7</text:p>
          </table:table-cell>
          <table:table-cell/>
          <table:table-cell office:value-type="float" office:value="-29" calcext:value-type="float">
            <text:p>-29</text:p>
          </table:table-cell>
          <table:table-cell table:formula="of:=[.H8]*[.$G$73]" office:value-type="float" office:value="-102.305555555556" calcext:value-type="float">
            <text:p>-102.30555555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9]/12)" office:value-type="float" office:value="0" calcext:value-type="float">
            <text:p>0</text:p>
          </table:table-cell>
          <table:table-cell table:formula="of:=MOD([.A9];12)" office:value-type="float" office:value="8" calcext:value-type="float">
            <text:p>8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H9]*[.$G$73]" office:value-type="float" office:value="-98.7777777777778" calcext:value-type="float">
            <text:p>-98.7777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10]/12)" office:value-type="float" office:value="0" calcext:value-type="float">
            <text:p>0</text:p>
          </table:table-cell>
          <table:table-cell table:formula="of:=MOD([.A10];12)" office:value-type="float" office:value="9" calcext:value-type="float">
            <text:p>9</text:p>
          </table:table-cell>
          <table:table-cell/>
          <table:table-cell office:value-type="float" office:value="-27" calcext:value-type="float">
            <text:p>-27</text:p>
          </table:table-cell>
          <table:table-cell table:formula="of:=[.H10]*[.$G$73]" office:value-type="float" office:value="-95.25" calcext:value-type="float">
            <text:p>-95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11]/12)" office:value-type="float" office:value="0" calcext:value-type="float">
            <text:p>0</text:p>
          </table:table-cell>
          <table:table-cell table:formula="of:=MOD([.A11];12)" office:value-type="float" office:value="10" calcext:value-type="float">
            <text:p>10</text:p>
          </table:table-cell>
          <table:table-cell/>
          <table:table-cell office:value-type="float" office:value="-26" calcext:value-type="float">
            <text:p>-26</text:p>
          </table:table-cell>
          <table:table-cell table:formula="of:=[.H11]*[.$G$73]" office:value-type="float" office:value="-91.7222222222222" calcext:value-type="float">
            <text:p>-91.7222222222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12]/12)" office:value-type="float" office:value="0" calcext:value-type="float">
            <text:p>0</text:p>
          </table:table-cell>
          <table:table-cell table:formula="of:=MOD([.A12];12)" office:value-type="float" office:value="11" calcext:value-type="float">
            <text:p>11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H12]*[.$G$73]" office:value-type="float" office:value="-88.1944444444444" calcext:value-type="float">
            <text:p>-88.1944444444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3]/12)" office:value-type="float" office:value="1" calcext:value-type="float">
            <text:p>1</text:p>
          </table:table-cell>
          <table:table-cell table:formula="of:=MOD([.A13];12)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H13]*[.$G$73]" office:value-type="float" office:value="-84.6666666666667" calcext:value-type="float">
            <text:p>-84.66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4]/12)" office:value-type="float" office:value="1" calcext:value-type="float">
            <text:p>1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table:formula="of:=[.H14]*[.$G$73]" office:value-type="float" office:value="-81.1388888888889" calcext:value-type="float">
            <text:p>-81.1388888888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5]/12)" office:value-type="float" office:value="1" calcext:value-type="float">
            <text:p>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table:formula="of:=[.H15]*[.$G$73]" office:value-type="float" office:value="-77.6111111111111" calcext:value-type="float">
            <text:p>-77.6111111111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6]/12)" office:value-type="float" office:value="1" calcext:value-type="float">
            <text:p>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table:formula="of:=[.H16]*[.$G$73]" office:value-type="float" office:value="-74.0833333333333" calcext:value-type="float">
            <text:p>-74.08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7]/12)" office:value-type="float" office:value="1" calcext:value-type="float">
            <text:p>1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H17]*[.$G$73]" office:value-type="float" office:value="-70.5555555555556" calcext:value-type="float">
            <text:p>-70.555555555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8]/12)" office:value-type="float" office:value="1" calcext:value-type="float">
            <text:p>1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table:formula="of:=[.H18]*[.$G$73]" office:value-type="float" office:value="-67.0277777777778" calcext:value-type="float">
            <text:p>-67.027777777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9]/12)" office:value-type="float" office:value="1" calcext:value-type="float">
            <text:p>1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table:formula="of:=[.H19]*[.$G$73]" office:value-type="float" office:value="-63.5" calcext:value-type="float">
            <text:p>-6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0]/12)" office:value-type="float" office:value="1" calcext:value-type="float">
            <text:p>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[.H20]*[.$G$73]" office:value-type="float" office:value="-59.9722222222222" calcext:value-type="float">
            <text:p>-59.97222222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1]/12)" office:value-type="float" office:value="1" calcext:value-type="float">
            <text:p>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formula="of:=[.H21]*[.$G$73]" office:value-type="float" office:value="-56.4444444444444" calcext:value-type="float">
            <text:p>-56.4444444444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2]/12)" office:value-type="float" office:value="1" calcext:value-type="float">
            <text:p>1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H22]*[.$G$73]" office:value-type="float" office:value="-52.9166666666667" calcext:value-type="float">
            <text:p>-52.91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3]/12)" office:value-type="float" office:value="1" calcext:value-type="float">
            <text:p>1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formula="of:=[.H23]*[.$G$73]" office:value-type="float" office:value="-49.3888888888889" calcext:value-type="float">
            <text:p>-49.38888888888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4]/12)" office:value-type="float" office:value="1" calcext:value-type="float">
            <text:p>1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formula="of:=[.H24]*[.$G$73]" office:value-type="float" office:value="-45.8611111111111" calcext:value-type="float">
            <text:p>-45.8611111111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5]/12)" office:value-type="float" office:value="2" calcext:value-type="float">
            <text:p>2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formula="of:=[.H25]*[.$G$73]" office:value-type="float" office:value="-42.3333333333333" calcext:value-type="float">
            <text:p>-42.33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6]/12)" office:value-type="float" office:value="2" calcext:value-type="float">
            <text:p>2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formula="of:=[.H26]*[.$G$73]" office:value-type="float" office:value="-38.8055555555556" calcext:value-type="float">
            <text:p>-38.8055555555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7]/12)" office:value-type="float" office:value="2" calcext:value-type="float">
            <text:p>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H27]*[.$G$73]" office:value-type="float" office:value="-35.2777777777778" calcext:value-type="float">
            <text:p>-35.277777777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8]/12)" office:value-type="float" office:value="2" calcext:value-type="float">
            <text:p>2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H28]*[.$G$73]" office:value-type="float" office:value="-31.75" calcext:value-type="float">
            <text:p>-31.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9]/12)" office:value-type="float" office:value="2" calcext:value-type="float">
            <text:p>2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H29]*[.$G$73]" office:value-type="float" office:value="-28.2222222222222" calcext:value-type="float">
            <text:p>-28.2222222222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0]/12)" office:value-type="float" office:value="2" calcext:value-type="float">
            <text:p>2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H30]*[.$G$73]" office:value-type="float" office:value="-24.6944444444444" calcext:value-type="float">
            <text:p>-24.69444444444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1]/12)" office:value-type="float" office:value="2" calcext:value-type="float">
            <text:p>2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H31]*[.$G$73]" office:value-type="float" office:value="-21.1666666666667" calcext:value-type="float">
            <text:p>-21.166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2]/12)" office:value-type="float" office:value="2" calcext:value-type="float">
            <text:p>2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H32]*[.$G$73]" office:value-type="float" office:value="-17.6388888888889" calcext:value-type="float">
            <text:p>-17.63888888888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3]/12)" office:value-type="float" office:value="2" calcext:value-type="float">
            <text:p>2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H33]*[.$G$73]" office:value-type="float" office:value="-14.1111111111111" calcext:value-type="float">
            <text:p>-14.11111111111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4]/12)" office:value-type="float" office:value="2" calcext:value-type="float">
            <text:p>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H34]*[.$G$73]" office:value-type="float" office:value="-10.5833333333333" calcext:value-type="float">
            <text:p>-10.583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5]/12)" office:value-type="float" office:value="2" calcext:value-type="float">
            <text:p>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H35]*[.$G$73]" office:value-type="float" office:value="-7.05555555555556" calcext:value-type="float">
            <text:p>-7.0555555555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6]/12)" office:value-type="float" office:value="2" calcext:value-type="float">
            <text:p>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H36]*[.$G$73]" office:value-type="float" office:value="-3.52777777777778" calcext:value-type="float">
            <text:p>-3.52777777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37]/12)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37]*[.$G$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38]/12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38]*[.$G$73]" office:value-type="float" office:value="3.52777777777778" calcext:value-type="float">
            <text:p>3.52777777777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39]/12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39]*[.$G$73]" office:value-type="float" office:value="7.05555555555556" calcext:value-type="float">
            <text:p>7.0555555555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0]/12)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H40]*[.$G$73]" office:value-type="float" office:value="10.5833333333333" calcext:value-type="float">
            <text:p>10.583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1]/12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41]*[.$G$73]" office:value-type="float" office:value="14.1111111111111" calcext:value-type="float">
            <text:p>14.1111111111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2]/12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H42]*[.$G$73]" office:value-type="float" office:value="17.6388888888889" calcext:value-type="float">
            <text:p>17.63888888888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3]/12)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43]*[.$G$73]" office:value-type="float" office:value="21.1666666666667" calcext:value-type="float">
            <text:p>21.166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4]/12)"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H44]*[.$G$73]" office:value-type="float" office:value="24.6944444444444" calcext:value-type="float">
            <text:p>24.6944444444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5]/12)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45]*[.$G$73]" office:value-type="float" office:value="28.2222222222222" calcext:value-type="float">
            <text:p>28.22222222222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6]/12)"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46]*[.$G$73]" office:value-type="float" office:value="31.75" calcext:value-type="float">
            <text:p>31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7]/12)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47]*[.$G$73]" office:value-type="float" office:value="35.2777777777778" calcext:value-type="float">
            <text:p>35.2777777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8]/12)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8]*[.$G$73]" office:value-type="float" office:value="38.8055555555556" calcext:value-type="float">
            <text:p>38.805555555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49]/12)"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49]*[.$G$73]" office:value-type="float" office:value="42.3333333333333" calcext:value-type="float">
            <text:p>42.333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0]/12)"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50]*[.$G$73]" office:value-type="float" office:value="45.8611111111111" calcext:value-type="float">
            <text:p>45.8611111111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1]/12)"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H51]*[.$G$73]" office:value-type="float" office:value="49.3888888888889" calcext:value-type="float">
            <text:p>49.3888888888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2]/12)"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52]*[.$G$73]" office:value-type="float" office:value="52.9166666666667" calcext:value-type="float">
            <text:p>52.916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3]/12)"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53]*[.$G$73]" office:value-type="float" office:value="56.4444444444444" calcext:value-type="float">
            <text:p>56.44444444444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4]/12)"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54]*[.$G$73]" office:value-type="float" office:value="59.9722222222222" calcext:value-type="float">
            <text:p>59.97222222222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5]/12)"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55]*[.$G$73]"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6]/12)" office:value-type="float" office:value="4" calcext:value-type="float">
            <text:p>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56]*[.$G$73]" office:value-type="float" office:value="67.0277777777778" calcext:value-type="float">
            <text:p>67.02777777777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7]/12)"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57]*[.$G$73]" office:value-type="float" office:value="70.5555555555556" calcext:value-type="float">
            <text:p>70.55555555555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8]/12)" office:value-type="float" office:value="4" calcext:value-type="float">
            <text:p>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H58]*[.$G$73]" office:value-type="float" office:value="74.0833333333333" calcext:value-type="float">
            <text:p>74.083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9]/12)"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H59]*[.$G$73]" office:value-type="float" office:value="77.6111111111111" calcext:value-type="float">
            <text:p>77.61111111111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60]/12)"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H60]*[.$G$73]" office:value-type="float" office:value="81.1388888888889" calcext:value-type="float">
            <text:p>81.13888888888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1]/12)"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H61]*[.$G$73]" office:value-type="float" office:value="84.6666666666667" calcext:value-type="float">
            <text:p>84.6666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2]/12)" office:value-type="float" office:value="5" calcext:value-type="float">
            <text:p>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H62]*[.$G$73]" office:value-type="float" office:value="88.1944444444444" calcext:value-type="float">
            <text:p>88.19444444444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3]/12)"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H63]*[.$G$73]" office:value-type="float" office:value="91.7222222222222" calcext:value-type="float">
            <text:p>91.72222222222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4]/12)"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H64]*[.$G$73]" office:value-type="float" office:value="95.25" calcext:value-type="float">
            <text:p>95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5]/12)" office:value-type="float" office:value="5" calcext:value-type="float">
            <text:p>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H65]*[.$G$73]" office:value-type="float" office:value="98.7777777777778" calcext:value-type="float">
            <text:p>98.77777777777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6]/12)" office:value-type="float" office:value="5" calcext:value-type="float">
            <text:p>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H66]*[.$G$73]" office:value-type="float" office:value="102.305555555556" calcext:value-type="float">
            <text:p>102.3055555555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7]/12)"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H67]*[.$G$73]" office:value-type="float" office:value="105.833333333333" calcext:value-type="float">
            <text:p>105.833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8]/12)" office:value-type="float" office:value="5" calcext:value-type="float">
            <text:p>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H68]*[.$G$73]" office:value-type="float" office:value="109.361111111111" calcext:value-type="float">
            <text:p>109.361111111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9]/12)"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69]*[.$G$73]" office:value-type="float" office:value="112.888888888889" calcext:value-type="float">
            <text:p>112.8888888888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70]/12)" office:value-type="float" office:value="5" calcext:value-type="float">
            <text:p>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H70]*[.$G$73]" office:value-type="float" office:value="116.416666666667" calcext:value-type="float">
            <text:p>116.4166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71]/12)" office:value-type="float" office:value="5" calcext:value-type="float">
            <text:p>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H71]*[.$G$73]" office:value-type="float" office:value="119.944444444444" calcext:value-type="float">
            <text:p>119.9444444444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72]/12)"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H72]*[.$G$73]" office:value-type="float" office:value="123.472222222222" calcext:value-type="float">
            <text:p>123.4722222222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3]/12)" office:value-type="float" office:value="6" calcext:value-type="float">
            <text:p>6</text:p>
          </table:table-cell>
          <table:table-cell/>
          <table:table-cell table:formula="of:=127/[.H73]" office:value-type="float" office:value="3.52777777777778" calcext:value-type="float">
            <text:p>3.52777777777778</text:p>
          </table:table-cell>
          <table:table-cell office:value-type="float" office:value="36" calcext:value-type="float">
            <text:p>36</text:p>
          </table:table-cell>
          <table:table-cell table:formula="of:=[.H73]*[.$G$73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4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5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6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7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8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9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0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1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2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3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4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5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6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7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8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9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0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1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2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3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4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5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6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97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98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99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0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1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2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3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4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5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6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7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8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09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0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1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2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3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4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5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6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7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8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9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20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1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2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3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4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5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6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7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8]/12)" office:value-type="float" office:value="10" calcext:value-type="float">
            <text:p>10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MOD([.A1];12)" office:value-type="float" office:value="0" calcext:value-type="float">
            <text:p>0</text:p>
          </table:table-cell>
          <table:table-cell table:formula="of:=[.A1]/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table:formula="of:=MOD([.A2];12)" office:value-type="float" office:value="1" calcext:value-type="float">
            <text:p>1</text:p>
          </table:table-cell>
          <table:table-cell table:formula="of:=[.A2]/12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MOD([.A3];12)" office:value-type="float" office:value="2" calcext:value-type="float">
            <text:p>2</text:p>
          </table:table-cell>
          <table:table-cell table:formula="of:=[.A3]/12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#</text:p>
          </table:table-cell>
          <table:table-cell table:formula="of:=MOD([.A4];12)" office:value-type="float" office:value="3" calcext:value-type="float">
            <text:p>3</text:p>
          </table:table-cell>
          <table:table-cell table:formula="of:=[.A4]/1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MOD([.A5];12)" office:value-type="float" office:value="4" calcext:value-type="float">
            <text:p>4</text:p>
          </table:table-cell>
          <table:table-cell table:formula="of:=[.A5]/12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MOD([.A6];12)" office:value-type="float" office:value="5" calcext:value-type="float">
            <text:p>5</text:p>
          </table:table-cell>
          <table:table-cell table:formula="of:=[.A6]/12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#</text:p>
          </table:table-cell>
          <table:table-cell table:formula="of:=MOD([.A7];12)" office:value-type="float" office:value="6" calcext:value-type="float">
            <text:p>6</text:p>
          </table:table-cell>
          <table:table-cell table:formula="of:=[.A7]/1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formula="of:=MOD([.A8];12)" office:value-type="float" office:value="7" calcext:value-type="float">
            <text:p>7</text:p>
          </table:table-cell>
          <table:table-cell table:formula="of:=[.A8]/12"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#</text:p>
          </table:table-cell>
          <table:table-cell table:formula="of:=MOD([.A9];12)" office:value-type="float" office:value="8" calcext:value-type="float">
            <text:p>8</text:p>
          </table:table-cell>
          <table:table-cell table:formula="of:=[.A9]/12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formula="of:=MOD([.A10];12)" office:value-type="float" office:value="9" calcext:value-type="float">
            <text:p>9</text:p>
          </table:table-cell>
          <table:table-cell table:formula="of:=[.A10]/12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#</text:p>
          </table:table-cell>
          <table:table-cell table:formula="of:=MOD([.A11];12)" office:value-type="float" office:value="10" calcext:value-type="float">
            <text:p>10</text:p>
          </table:table-cell>
          <table:table-cell table:formula="of:=[.A11]/12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MOD([.A12];12)" office:value-type="float" office:value="11" calcext:value-type="float">
            <text:p>11</text:p>
          </table:table-cell>
          <table:table-cell table:formula="of:=[.A12]/12" office:value-type="float" office:value="0.916666666666667" calcext:value-type="float">
            <text:p>0.9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formula="of:=MOD([.A13];12)" office:value-type="float" office:value="0" calcext:value-type="float">
            <text:p>0</text:p>
          </table:table-cell>
          <table:table-cell table:formula="of:=[.A13]/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  <table:table-cell table:formula="of:=MOD([.A14];12)" office:value-type="float" office:value="1" calcext:value-type="float">
            <text:p>1</text:p>
          </table:table-cell>
          <table:table-cell table:formula="of:=[.A14]/12" office:value-type="float" office:value="1.08333333333333" calcext:value-type="float">
            <text:p>1.083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formula="of:=MOD([.A15];12)" office:value-type="float" office:value="2" calcext:value-type="float">
            <text:p>2</text:p>
          </table:table-cell>
          <table:table-cell table:formula="of:=[.A15]/12" office:value-type="float" office:value="1.16666666666667" calcext:value-type="float">
            <text:p>1.16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  <table:table-cell table:formula="of:=MOD([.A16];12)" office:value-type="float" office:value="3" calcext:value-type="float">
            <text:p>3</text:p>
          </table:table-cell>
          <table:table-cell table:formula="of:=[.A16]/12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formula="of:=MOD([.A17];12)" office:value-type="float" office:value="4" calcext:value-type="float">
            <text:p>4</text:p>
          </table:table-cell>
          <table:table-cell table:formula="of:=[.A17]/12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MOD([.A18];12)" office:value-type="float" office:value="5" calcext:value-type="float">
            <text:p>5</text:p>
          </table:table-cell>
          <table:table-cell table:formula="of:=[.A18]/12" office:value-type="float" office:value="1.41666666666667" calcext:value-type="float">
            <text:p>1.416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  <table:table-cell table:formula="of:=MOD([.A19];12)" office:value-type="float" office:value="6" calcext:value-type="float">
            <text:p>6</text:p>
          </table:table-cell>
          <table:table-cell table:formula="of:=[.A19]/12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formula="of:=MOD([.A20];12)" office:value-type="float" office:value="7" calcext:value-type="float">
            <text:p>7</text:p>
          </table:table-cell>
          <table:table-cell table:formula="of:=[.A20]/12" office:value-type="float" office:value="1.58333333333333" calcext:value-type="float">
            <text:p>1.58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  <table:table-cell table:formula="of:=MOD([.A21];12)" office:value-type="float" office:value="8" calcext:value-type="float">
            <text:p>8</text:p>
          </table:table-cell>
          <table:table-cell table:formula="of:=[.A21]/12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formula="of:=MOD([.A22];12)" office:value-type="float" office:value="9" calcext:value-type="float">
            <text:p>9</text:p>
          </table:table-cell>
          <table:table-cell table:formula="of:=[.A22]/12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#</text:p>
          </table:table-cell>
          <table:table-cell table:formula="of:=MOD([.A23];12)" office:value-type="float" office:value="10" calcext:value-type="float">
            <text:p>10</text:p>
          </table:table-cell>
          <table:table-cell table:formula="of:=[.A23]/12" office:value-type="float" office:value="1.83333333333333" calcext:value-type="float">
            <text:p>1.83333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formula="of:=MOD([.A24];12)" office:value-type="float" office:value="11" calcext:value-type="float">
            <text:p>11</text:p>
          </table:table-cell>
          <table:table-cell table:formula="of:=[.A24]/12" office:value-type="float" office:value="1.91666666666667" calcext:value-type="float">
            <text:p>1.916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formula="of:=MOD([.A25];12)" office:value-type="float" office:value="0" calcext:value-type="float">
            <text:p>0</text:p>
          </table:table-cell>
          <table:table-cell table:formula="of:=[.A25]/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</text:p>
          </table:table-cell>
          <table:table-cell table:formula="of:=MOD([.A26];12)" office:value-type="float" office:value="1" calcext:value-type="float">
            <text:p>1</text:p>
          </table:table-cell>
          <table:table-cell table:formula="of:=[.A26]/12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formula="of:=MOD([.A27];12)" office:value-type="float" office:value="2" calcext:value-type="float">
            <text:p>2</text:p>
          </table:table-cell>
          <table:table-cell table:formula="of:=[.A27]/12" office:value-type="float" office:value="2.16666666666667" calcext:value-type="float">
            <text:p>2.166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</text:p>
          </table:table-cell>
          <table:table-cell table:formula="of:=MOD([.A28];12)" office:value-type="float" office:value="3" calcext:value-type="float">
            <text:p>3</text:p>
          </table:table-cell>
          <table:table-cell table:formula="of:=[.A28]/12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formula="of:=MOD([.A29];12)" office:value-type="float" office:value="4" calcext:value-type="float">
            <text:p>4</text:p>
          </table:table-cell>
          <table:table-cell table:formula="of:=[.A29]/12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formula="of:=MOD([.A30];12)" office:value-type="float" office:value="5" calcext:value-type="float">
            <text:p>5</text:p>
          </table:table-cell>
          <table:table-cell table:formula="of:=[.A30]/12" office:value-type="float" office:value="2.41666666666667" calcext:value-type="float">
            <text:p>2.4166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</text:p>
          </table:table-cell>
          <table:table-cell table:formula="of:=MOD([.A31];12)" office:value-type="float" office:value="6" calcext:value-type="float">
            <text:p>6</text:p>
          </table:table-cell>
          <table:table-cell table:formula="of:=[.A31]/12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table:formula="of:=MOD([.A32];12)" office:value-type="float" office:value="7" calcext:value-type="float">
            <text:p>7</text:p>
          </table:table-cell>
          <table:table-cell table:formula="of:=[.A32]/12" office:value-type="float" office:value="2.58333333333333" calcext:value-type="float">
            <text:p>2.5833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</text:p>
          </table:table-cell>
          <table:table-cell table:formula="of:=MOD([.A33];12)" office:value-type="float" office:value="8" calcext:value-type="float">
            <text:p>8</text:p>
          </table:table-cell>
          <table:table-cell table:formula="of:=[.A33]/12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formula="of:=MOD([.A34];12)" office:value-type="float" office:value="9" calcext:value-type="float">
            <text:p>9</text:p>
          </table:table-cell>
          <table:table-cell table:formula="of:=[.A34]/12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#</text:p>
          </table:table-cell>
          <table:table-cell table:formula="of:=MOD([.A35];12)" office:value-type="float" office:value="10" calcext:value-type="float">
            <text:p>10</text:p>
          </table:table-cell>
          <table:table-cell table:formula="of:=[.A35]/12" office:value-type="float" office:value="2.83333333333333" calcext:value-type="float">
            <text:p>2.8333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formula="of:=MOD([.A36];12)" office:value-type="float" office:value="11" calcext:value-type="float">
            <text:p>11</text:p>
          </table:table-cell>
          <table:table-cell table:formula="of:=[.A36]/12" office:value-type="float" office:value="2.91666666666667" calcext:value-type="float">
            <text:p>2.91666666666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table:formula="of:=MOD([.A37];12)" office:value-type="float" office:value="0" calcext:value-type="float">
            <text:p>0</text:p>
          </table:table-cell>
          <table:table-cell table:formula="of:=[.A37]/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table:formula="of:=MOD([.A38];12)" office:value-type="float" office:value="1" calcext:value-type="float">
            <text:p>1</text:p>
          </table:table-cell>
          <table:table-cell table:formula="of:=[.A38]/12" office:value-type="float" office:value="3.08333333333333" calcext:value-type="float">
            <text:p>3.0833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formula="of:=MOD([.A39];12)" office:value-type="float" office:value="2" calcext:value-type="float">
            <text:p>2</text:p>
          </table:table-cell>
          <table:table-cell table:formula="of:=[.A39]/12"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table:formula="of:=MOD([.A40];12)" office:value-type="float" office:value="3" calcext:value-type="float">
            <text:p>3</text:p>
          </table:table-cell>
          <table:table-cell table:formula="of:=[.A40]/12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formula="of:=MOD([.A41];12)" office:value-type="float" office:value="4" calcext:value-type="float">
            <text:p>4</text:p>
          </table:table-cell>
          <table:table-cell table:formula="of:=[.A41]/12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formula="of:=MOD([.A42];12)" office:value-type="float" office:value="5" calcext:value-type="float">
            <text:p>5</text:p>
          </table:table-cell>
          <table:table-cell table:formula="of:=[.A42]/12" office:value-type="float" office:value="3.41666666666667" calcext:value-type="float">
            <text:p>3.41666666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table:formula="of:=MOD([.A43];12)" office:value-type="float" office:value="6" calcext:value-type="float">
            <text:p>6</text:p>
          </table:table-cell>
          <table:table-cell table:formula="of:=[.A43]/12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formula="of:=MOD([.A44];12)" office:value-type="float" office:value="7" calcext:value-type="float">
            <text:p>7</text:p>
          </table:table-cell>
          <table:table-cell table:formula="of:=[.A44]/12" office:value-type="float" office:value="3.58333333333333" calcext:value-type="float">
            <text:p>3.5833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table:formula="of:=MOD([.A45];12)" office:value-type="float" office:value="8" calcext:value-type="float">
            <text:p>8</text:p>
          </table:table-cell>
          <table:table-cell table:formula="of:=[.A45]/12" office:value-type="float" office:value="3.66666666666667" calcext:value-type="float">
            <text:p>3.66666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table:formula="of:=MOD([.A46];12)" office:value-type="float" office:value="9" calcext:value-type="float">
            <text:p>9</text:p>
          </table:table-cell>
          <table:table-cell table:formula="of:=[.A46]/12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#</text:p>
          </table:table-cell>
          <table:table-cell table:formula="of:=MOD([.A47];12)" office:value-type="float" office:value="10" calcext:value-type="float">
            <text:p>10</text:p>
          </table:table-cell>
          <table:table-cell table:formula="of:=[.A47]/12" office:value-type="float" office:value="3.83333333333333" calcext:value-type="float">
            <text:p>3.83333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formula="of:=MOD([.A48];12)" office:value-type="float" office:value="11" calcext:value-type="float">
            <text:p>11</text:p>
          </table:table-cell>
          <table:table-cell table:formula="of:=[.A48]/12" office:value-type="float" office:value="3.91666666666667" calcext:value-type="float">
            <text:p>3.916666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table:formula="of:=MOD([.A49];12)" office:value-type="float" office:value="0" calcext:value-type="float">
            <text:p>0</text:p>
          </table:table-cell>
          <table:table-cell table:formula="of:=[.A49]/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table:formula="of:=MOD([.A50];12)" office:value-type="float" office:value="1" calcext:value-type="float">
            <text:p>1</text:p>
          </table:table-cell>
          <table:table-cell table:formula="of:=[.A50]/12"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table:formula="of:=MOD([.A51];12)" office:value-type="float" office:value="2" calcext:value-type="float">
            <text:p>2</text:p>
          </table:table-cell>
          <table:table-cell table:formula="of:=[.A51]/12"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table:formula="of:=MOD([.A52];12)" office:value-type="float" office:value="3" calcext:value-type="float">
            <text:p>3</text:p>
          </table:table-cell>
          <table:table-cell table:formula="of:=[.A52]/12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formula="of:=MOD([.A53];12)" office:value-type="float" office:value="4" calcext:value-type="float">
            <text:p>4</text:p>
          </table:table-cell>
          <table:table-cell table:formula="of:=[.A53]/12"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formula="of:=MOD([.A54];12)" office:value-type="float" office:value="5" calcext:value-type="float">
            <text:p>5</text:p>
          </table:table-cell>
          <table:table-cell table:formula="of:=[.A54]/12" office:value-type="float" office:value="4.41666666666667" calcext:value-type="float">
            <text:p>4.41666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table:formula="of:=MOD([.A55];12)" office:value-type="float" office:value="6" calcext:value-type="float">
            <text:p>6</text:p>
          </table:table-cell>
          <table:table-cell table:formula="of:=[.A55]/12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formula="of:=MOD([.A56];12)" office:value-type="float" office:value="7" calcext:value-type="float">
            <text:p>7</text:p>
          </table:table-cell>
          <table:table-cell table:formula="of:=[.A56]/12" office:value-type="float" office:value="4.58333333333333" calcext:value-type="float">
            <text:p>4.583333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table:formula="of:=MOD([.A57];12)" office:value-type="float" office:value="8" calcext:value-type="float">
            <text:p>8</text:p>
          </table:table-cell>
          <table:table-cell table:formula="of:=[.A57]/12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formula="of:=MOD([.A58];12)" office:value-type="float" office:value="9" calcext:value-type="float">
            <text:p>9</text:p>
          </table:table-cell>
          <table:table-cell table:formula="of:=[.A58]/12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#</text:p>
          </table:table-cell>
          <table:table-cell table:formula="of:=MOD([.A59];12)" office:value-type="float" office:value="10" calcext:value-type="float">
            <text:p>10</text:p>
          </table:table-cell>
          <table:table-cell table:formula="of:=[.A59]/12" office:value-type="float" office:value="4.83333333333333" calcext:value-type="float">
            <text:p>4.8333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formula="of:=MOD([.A60];12)" office:value-type="float" office:value="11" calcext:value-type="float">
            <text:p>11</text:p>
          </table:table-cell>
          <table:table-cell table:formula="of:=[.A60]/12" office:value-type="float" office:value="4.91666666666667" calcext:value-type="float">
            <text:p>4.91666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formula="of:=MOD([.A61];12)" office:value-type="float" office:value="0" calcext:value-type="float">
            <text:p>0</text:p>
          </table:table-cell>
          <table:table-cell table:formula="of:=[.A61]/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</text:p>
          </table:table-cell>
          <table:table-cell table:formula="of:=MOD([.A62];12)" office:value-type="float" office:value="1" calcext:value-type="float">
            <text:p>1</text:p>
          </table:table-cell>
          <table:table-cell table:formula="of:=[.A62]/12" office:value-type="float" office:value="5.08333333333333" calcext:value-type="float">
            <text:p>5.0833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table:formula="of:=MOD([.A63];12)" office:value-type="float" office:value="2" calcext:value-type="float">
            <text:p>2</text:p>
          </table:table-cell>
          <table:table-cell table:formula="of:=[.A63]/12" office:value-type="float" office:value="5.16666666666667" calcext:value-type="float">
            <text:p>5.1666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</text:p>
          </table:table-cell>
          <table:table-cell table:formula="of:=MOD([.A64];12)" office:value-type="float" office:value="3" calcext:value-type="float">
            <text:p>3</text:p>
          </table:table-cell>
          <table:table-cell table:formula="of:=[.A64]/12"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table:formula="of:=MOD([.A65];12)" office:value-type="float" office:value="4" calcext:value-type="float">
            <text:p>4</text:p>
          </table:table-cell>
          <table:table-cell table:formula="of:=[.A65]/12"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formula="of:=MOD([.A66];12)" office:value-type="float" office:value="5" calcext:value-type="float">
            <text:p>5</text:p>
          </table:table-cell>
          <table:table-cell table:formula="of:=[.A66]/12" office:value-type="float" office:value="5.41666666666667" calcext:value-type="float">
            <text:p>5.41666666666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</text:p>
          </table:table-cell>
          <table:table-cell table:formula="of:=MOD([.A67];12)" office:value-type="float" office:value="6" calcext:value-type="float">
            <text:p>6</text:p>
          </table:table-cell>
          <table:table-cell table:formula="of:=[.A67]/12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formula="of:=MOD([.A68];12)" office:value-type="float" office:value="7" calcext:value-type="float">
            <text:p>7</text:p>
          </table:table-cell>
          <table:table-cell table:formula="of:=[.A68]/12" office:value-type="float" office:value="5.58333333333333" calcext:value-type="float">
            <text:p>5.58333333333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</text:p>
          </table:table-cell>
          <table:table-cell table:formula="of:=MOD([.A69];12)" office:value-type="float" office:value="8" calcext:value-type="float">
            <text:p>8</text:p>
          </table:table-cell>
          <table:table-cell table:formula="of:=[.A69]/12" office:value-type="float" office:value="5.66666666666667" calcext:value-type="float">
            <text:p>5.66666666666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table:formula="of:=MOD([.A70];12)" office:value-type="float" office:value="9" calcext:value-type="float">
            <text:p>9</text:p>
          </table:table-cell>
          <table:table-cell table:formula="of:=[.A70]/12"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#</text:p>
          </table:table-cell>
          <table:table-cell table:formula="of:=MOD([.A71];12)" office:value-type="float" office:value="10" calcext:value-type="float">
            <text:p>10</text:p>
          </table:table-cell>
          <table:table-cell table:formula="of:=[.A71]/12" office:value-type="float" office:value="5.83333333333333" calcext:value-type="float">
            <text:p>5.833333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table:formula="of:=MOD([.A72];12)" office:value-type="float" office:value="11" calcext:value-type="float">
            <text:p>11</text:p>
          </table:table-cell>
          <table:table-cell table:formula="of:=[.A72]/12" office:value-type="float" office:value="5.91666666666667" calcext:value-type="float">
            <text:p>5.91666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table:formula="of:=MOD([.A73];12)" office:value-type="float" office:value="0" calcext:value-type="float">
            <text:p>0</text:p>
          </table:table-cell>
          <table:table-cell table:formula="of:=[.A73]/1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</text:p>
          </table:table-cell>
          <table:table-cell table:formula="of:=MOD([.A74];12)" office:value-type="float" office:value="1" calcext:value-type="float">
            <text:p>1</text:p>
          </table:table-cell>
          <table:table-cell table:formula="of:=[.A74]/12" office:value-type="float" office:value="6.08333333333333" calcext:value-type="float">
            <text:p>6.083333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table:formula="of:=MOD([.A75];12)" office:value-type="float" office:value="2" calcext:value-type="float">
            <text:p>2</text:p>
          </table:table-cell>
          <table:table-cell table:formula="of:=[.A75]/12" office:value-type="float" office:value="6.16666666666667" calcext:value-type="float">
            <text:p>6.166666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</text:p>
          </table:table-cell>
          <table:table-cell table:formula="of:=MOD([.A76];12)" office:value-type="float" office:value="3" calcext:value-type="float">
            <text:p>3</text:p>
          </table:table-cell>
          <table:table-cell table:formula="of:=[.A76]/12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table:formula="of:=MOD([.A77];12)" office:value-type="float" office:value="4" calcext:value-type="float">
            <text:p>4</text:p>
          </table:table-cell>
          <table:table-cell table:formula="of:=[.A77]/12" office:value-type="float" office:value="6.33333333333333" calcext:value-type="float">
            <text:p>6.333333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formula="of:=MOD([.A78];12)" office:value-type="float" office:value="5" calcext:value-type="float">
            <text:p>5</text:p>
          </table:table-cell>
          <table:table-cell table:formula="of:=[.A78]/12" office:value-type="float" office:value="6.41666666666667" calcext:value-type="float">
            <text:p>6.416666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</text:p>
          </table:table-cell>
          <table:table-cell table:formula="of:=MOD([.A79];12)" office:value-type="float" office:value="6" calcext:value-type="float">
            <text:p>6</text:p>
          </table:table-cell>
          <table:table-cell table:formula="of:=[.A79]/12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table:formula="of:=MOD([.A80];12)" office:value-type="float" office:value="7" calcext:value-type="float">
            <text:p>7</text:p>
          </table:table-cell>
          <table:table-cell table:formula="of:=[.A80]/12" office:value-type="float" office:value="6.58333333333333" calcext:value-type="float">
            <text:p>6.58333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</text:p>
          </table:table-cell>
          <table:table-cell table:formula="of:=MOD([.A81];12)" office:value-type="float" office:value="8" calcext:value-type="float">
            <text:p>8</text:p>
          </table:table-cell>
          <table:table-cell table:formula="of:=[.A81]/12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table:formula="of:=MOD([.A82];12)" office:value-type="float" office:value="9" calcext:value-type="float">
            <text:p>9</text:p>
          </table:table-cell>
          <table:table-cell table:formula="of:=[.A82]/12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#</text:p>
          </table:table-cell>
          <table:table-cell table:formula="of:=MOD([.A83];12)" office:value-type="float" office:value="10" calcext:value-type="float">
            <text:p>10</text:p>
          </table:table-cell>
          <table:table-cell table:formula="of:=[.A83]/12" office:value-type="float" office:value="6.83333333333333" calcext:value-type="float">
            <text:p>6.83333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formula="of:=MOD([.A84];12)" office:value-type="float" office:value="11" calcext:value-type="float">
            <text:p>11</text:p>
          </table:table-cell>
          <table:table-cell table:formula="of:=[.A84]/12" office:value-type="float" office:value="6.91666666666667" calcext:value-type="float">
            <text:p>6.916666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table:formula="of:=MOD([.A85];12)" office:value-type="float" office:value="0" calcext:value-type="float">
            <text:p>0</text:p>
          </table:table-cell>
          <table:table-cell table:formula="of:=[.A85]/1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</text:p>
          </table:table-cell>
          <table:table-cell table:formula="of:=MOD([.A86];12)" office:value-type="float" office:value="1" calcext:value-type="float">
            <text:p>1</text:p>
          </table:table-cell>
          <table:table-cell table:formula="of:=[.A86]/12" office:value-type="float" office:value="7.08333333333333" calcext:value-type="float">
            <text:p>7.08333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table:formula="of:=MOD([.A87];12)" office:value-type="float" office:value="2" calcext:value-type="float">
            <text:p>2</text:p>
          </table:table-cell>
          <table:table-cell table:formula="of:=[.A87]/12" office:value-type="float" office:value="7.16666666666667" calcext:value-type="float">
            <text:p>7.1666666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</text:p>
          </table:table-cell>
          <table:table-cell table:formula="of:=MOD([.A88];12)" office:value-type="float" office:value="3" calcext:value-type="float">
            <text:p>3</text:p>
          </table:table-cell>
          <table:table-cell table:formula="of:=[.A88]/12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formula="of:=MOD([.A89];12)" office:value-type="float" office:value="4" calcext:value-type="float">
            <text:p>4</text:p>
          </table:table-cell>
          <table:table-cell table:formula="of:=[.A89]/12" office:value-type="float" office:value="7.33333333333333" calcext:value-type="float">
            <text:p>7.33333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formula="of:=MOD([.A90];12)" office:value-type="float" office:value="5" calcext:value-type="float">
            <text:p>5</text:p>
          </table:table-cell>
          <table:table-cell table:formula="of:=[.A90]/12" office:value-type="float" office:value="7.41666666666667" calcext:value-type="float">
            <text:p>7.4166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</text:p>
          </table:table-cell>
          <table:table-cell table:formula="of:=MOD([.A91];12)" office:value-type="float" office:value="6" calcext:value-type="float">
            <text:p>6</text:p>
          </table:table-cell>
          <table:table-cell table:formula="of:=[.A91]/12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table:formula="of:=MOD([.A92];12)" office:value-type="float" office:value="7" calcext:value-type="float">
            <text:p>7</text:p>
          </table:table-cell>
          <table:table-cell table:formula="of:=[.A92]/12" office:value-type="float" office:value="7.58333333333333" calcext:value-type="float">
            <text:p>7.583333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</text:p>
          </table:table-cell>
          <table:table-cell table:formula="of:=MOD([.A93];12)" office:value-type="float" office:value="8" calcext:value-type="float">
            <text:p>8</text:p>
          </table:table-cell>
          <table:table-cell table:formula="of:=[.A93]/12" office:value-type="float" office:value="7.66666666666667" calcext:value-type="float">
            <text:p>7.66666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table:formula="of:=MOD([.A94];12)" office:value-type="float" office:value="9" calcext:value-type="float">
            <text:p>9</text:p>
          </table:table-cell>
          <table:table-cell table:formula="of:=[.A94]/12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#</text:p>
          </table:table-cell>
          <table:table-cell table:formula="of:=MOD([.A95];12)" office:value-type="float" office:value="10" calcext:value-type="float">
            <text:p>10</text:p>
          </table:table-cell>
          <table:table-cell table:formula="of:=[.A95]/12" office:value-type="float" office:value="7.83333333333333" calcext:value-type="float">
            <text:p>7.83333333333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formula="of:=MOD([.A96];12)" office:value-type="float" office:value="11" calcext:value-type="float">
            <text:p>11</text:p>
          </table:table-cell>
          <table:table-cell table:formula="of:=[.A96]/12" office:value-type="float" office:value="7.91666666666667" calcext:value-type="float">
            <text:p>7.9166666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table:formula="of:=MOD([.A97];12)" office:value-type="float" office:value="0" calcext:value-type="float">
            <text:p>0</text:p>
          </table:table-cell>
          <table:table-cell table:formula="of:=[.A97]/1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</text:p>
          </table:table-cell>
          <table:table-cell table:formula="of:=MOD([.A98];12)" office:value-type="float" office:value="1" calcext:value-type="float">
            <text:p>1</text:p>
          </table:table-cell>
          <table:table-cell table:formula="of:=[.A98]/12" office:value-type="float" office:value="8.08333333333333" calcext:value-type="float">
            <text:p>8.08333333333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table:formula="of:=MOD([.A99];12)" office:value-type="float" office:value="2" calcext:value-type="float">
            <text:p>2</text:p>
          </table:table-cell>
          <table:table-cell table:formula="of:=[.A99]/12" office:value-type="float" office:value="8.16666666666667" calcext:value-type="float">
            <text:p>8.1666666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</text:p>
          </table:table-cell>
          <table:table-cell table:formula="of:=MOD([.A100];12)" office:value-type="float" office:value="3" calcext:value-type="float">
            <text:p>3</text:p>
          </table:table-cell>
          <table:table-cell table:formula="of:=[.A100]/12"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table:formula="of:=MOD([.A101];12)" office:value-type="float" office:value="4" calcext:value-type="float">
            <text:p>4</text:p>
          </table:table-cell>
          <table:table-cell table:formula="of:=[.A101]/12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table:formula="of:=MOD([.A102];12)" office:value-type="float" office:value="5" calcext:value-type="float">
            <text:p>5</text:p>
          </table:table-cell>
          <table:table-cell table:formula="of:=[.A102]/12" office:value-type="float" office:value="8.41666666666667" calcext:value-type="float">
            <text:p>8.416666666666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</text:p>
          </table:table-cell>
          <table:table-cell table:formula="of:=MOD([.A103];12)" office:value-type="float" office:value="6" calcext:value-type="float">
            <text:p>6</text:p>
          </table:table-cell>
          <table:table-cell table:formula="of:=[.A103]/12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formula="of:=MOD([.A104];12)" office:value-type="float" office:value="7" calcext:value-type="float">
            <text:p>7</text:p>
          </table:table-cell>
          <table:table-cell table:formula="of:=[.A104]/12" office:value-type="float" office:value="8.58333333333333" calcext:value-type="float">
            <text:p>8.58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</text:p>
          </table:table-cell>
          <table:table-cell table:formula="of:=MOD([.A105];12)" office:value-type="float" office:value="8" calcext:value-type="float">
            <text:p>8</text:p>
          </table:table-cell>
          <table:table-cell table:formula="of:=[.A105]/12"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formula="of:=MOD([.A106];12)" office:value-type="float" office:value="9" calcext:value-type="float">
            <text:p>9</text:p>
          </table:table-cell>
          <table:table-cell table:formula="of:=[.A106]/12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#</text:p>
          </table:table-cell>
          <table:table-cell table:formula="of:=MOD([.A107];12)" office:value-type="float" office:value="10" calcext:value-type="float">
            <text:p>10</text:p>
          </table:table-cell>
          <table:table-cell table:formula="of:=[.A107]/12" office:value-type="float" office:value="8.83333333333333" calcext:value-type="float">
            <text:p>8.833333333333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formula="of:=MOD([.A108];12)" office:value-type="float" office:value="11" calcext:value-type="float">
            <text:p>11</text:p>
          </table:table-cell>
          <table:table-cell table:formula="of:=[.A108]/12" office:value-type="float" office:value="8.91666666666667" calcext:value-type="float">
            <text:p>8.916666666666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table:formula="of:=MOD([.A109];12)" office:value-type="float" office:value="0" calcext:value-type="float">
            <text:p>0</text:p>
          </table:table-cell>
          <table:table-cell table:formula="of:=[.A109]/1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</text:p>
          </table:table-cell>
          <table:table-cell table:formula="of:=MOD([.A110];12)" office:value-type="float" office:value="1" calcext:value-type="float">
            <text:p>1</text:p>
          </table:table-cell>
          <table:table-cell table:formula="of:=[.A110]/12" office:value-type="float" office:value="9.08333333333333" calcext:value-type="float">
            <text:p>9.083333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table:formula="of:=MOD([.A111];12)" office:value-type="float" office:value="2" calcext:value-type="float">
            <text:p>2</text:p>
          </table:table-cell>
          <table:table-cell table:formula="of:=[.A111]/12" office:value-type="float" office:value="9.16666666666667" calcext:value-type="float">
            <text:p>9.166666666666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</text:p>
          </table:table-cell>
          <table:table-cell table:formula="of:=MOD([.A112];12)" office:value-type="float" office:value="3" calcext:value-type="float">
            <text:p>3</text:p>
          </table:table-cell>
          <table:table-cell table:formula="of:=[.A112]/12"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formula="of:=MOD([.A113];12)" office:value-type="float" office:value="4" calcext:value-type="float">
            <text:p>4</text:p>
          </table:table-cell>
          <table:table-cell table:formula="of:=[.A113]/12" office:value-type="float" office:value="9.33333333333333" calcext:value-type="float">
            <text:p>9.333333333333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table:formula="of:=MOD([.A114];12)" office:value-type="float" office:value="5" calcext:value-type="float">
            <text:p>5</text:p>
          </table:table-cell>
          <table:table-cell table:formula="of:=[.A114]/12" office:value-type="float" office:value="9.41666666666667" calcext:value-type="float">
            <text:p>9.416666666666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</text:p>
          </table:table-cell>
          <table:table-cell table:formula="of:=MOD([.A115];12)" office:value-type="float" office:value="6" calcext:value-type="float">
            <text:p>6</text:p>
          </table:table-cell>
          <table:table-cell table:formula="of:=[.A115]/12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table:formula="of:=MOD([.A116];12)" office:value-type="float" office:value="7" calcext:value-type="float">
            <text:p>7</text:p>
          </table:table-cell>
          <table:table-cell table:formula="of:=[.A116]/12" office:value-type="float" office:value="9.58333333333333" calcext:value-type="float">
            <text:p>9.583333333333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</text:p>
          </table:table-cell>
          <table:table-cell table:formula="of:=MOD([.A117];12)" office:value-type="float" office:value="8" calcext:value-type="float">
            <text:p>8</text:p>
          </table:table-cell>
          <table:table-cell table:formula="of:=[.A117]/12" office:value-type="float" office:value="9.66666666666667" calcext:value-type="float">
            <text:p>9.666666666666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table:formula="of:=MOD([.A118];12)" office:value-type="float" office:value="9" calcext:value-type="float">
            <text:p>9</text:p>
          </table:table-cell>
          <table:table-cell table:formula="of:=[.A118]/12"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#</text:p>
          </table:table-cell>
          <table:table-cell table:formula="of:=MOD([.A119];12)" office:value-type="float" office:value="10" calcext:value-type="float">
            <text:p>10</text:p>
          </table:table-cell>
          <table:table-cell table:formula="of:=[.A119]/12" office:value-type="float" office:value="9.83333333333333" calcext:value-type="float">
            <text:p>9.833333333333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table:formula="of:=MOD([.A120];12)" office:value-type="float" office:value="11" calcext:value-type="float">
            <text:p>11</text:p>
          </table:table-cell>
          <table:table-cell table:formula="of:=[.A120]/12" office:value-type="float" office:value="9.91666666666667" calcext:value-type="float">
            <text:p>9.9166666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table:formula="of:=MOD([.A121];12)" office:value-type="float" office:value="0" calcext:value-type="float">
            <text:p>0</text:p>
          </table:table-cell>
          <table:table-cell table:formula="of:=[.A121]/1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</text:p>
          </table:table-cell>
          <table:table-cell table:formula="of:=MOD([.A122];12)" office:value-type="float" office:value="1" calcext:value-type="float">
            <text:p>1</text:p>
          </table:table-cell>
          <table:table-cell table:formula="of:=[.A122]/12" office:value-type="float" office:value="10.0833333333333" calcext:value-type="float">
            <text:p>10.0833333333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table:formula="of:=MOD([.A123];12)" office:value-type="float" office:value="2" calcext:value-type="float">
            <text:p>2</text:p>
          </table:table-cell>
          <table:table-cell table:formula="of:=[.A123]/12" office:value-type="float" office:value="10.1666666666667" calcext:value-type="float">
            <text:p>10.16666666666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</text:p>
          </table:table-cell>
          <table:table-cell table:formula="of:=MOD([.A124];12)" office:value-type="float" office:value="3" calcext:value-type="float">
            <text:p>3</text:p>
          </table:table-cell>
          <table:table-cell table:formula="of:=[.A124]/12"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table:formula="of:=MOD([.A125];12)" office:value-type="float" office:value="4" calcext:value-type="float">
            <text:p>4</text:p>
          </table:table-cell>
          <table:table-cell table:formula="of:=[.A125]/12" office:value-type="float" office:value="10.3333333333333" calcext:value-type="float">
            <text:p>10.33333333333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formula="of:=MOD([.A126];12)" office:value-type="float" office:value="5" calcext:value-type="float">
            <text:p>5</text:p>
          </table:table-cell>
          <table:table-cell table:formula="of:=[.A126]/12" office:value-type="float" office:value="10.4166666666667" calcext:value-type="float">
            <text:p>10.41666666666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</text:p>
          </table:table-cell>
          <table:table-cell table:formula="of:=MOD([.A127];12)" office:value-type="float" office:value="6" calcext:value-type="float">
            <text:p>6</text:p>
          </table:table-cell>
          <table:table-cell table:formula="of:=[.A127]/12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table:formula="of:=MOD([.A128];12)" office:value-type="float" office:value="7" calcext:value-type="float">
            <text:p>7</text:p>
          </table:table-cell>
          <table:table-cell table:formula="of:=[.A128]/12" office:value-type="float" office:value="10.5833333333333" calcext:value-type="float">
            <text:p>10.58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20:37:11.72543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0:16:45.691782500</meta:creation-date>
    <dc:date>2025-10-16T21:08:04.396090500</dc:date>
    <meta:editing-duration>PT33M14S</meta:editing-duration>
    <meta:editing-cycles>3</meta:editing-cycles>
    <meta:generator>LibreOffice/25.2.5.2$Windows_X86_64 LibreOffice_project/03d19516eb2e1dd5d4ccd751a0d6f35f35e08022</meta:generator>
    <meta:document-statistic meta:table-count="2" meta:cell-count="1185" meta:object-count="0"/>
  </office:meta>
</office:document-meta>
</file>